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1.115cm" fo:min-width="2.51cm"/>
      <style:paragraph-properties style:writing-mode="lr-tb"/>
    </style:style>
    <style:style style:name="gr2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1.147cm" fo:min-width="2.512cm"/>
      <style:paragraph-properties style:writing-mode="lr-tb"/>
    </style:style>
    <style:style style:name="gr3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1.115cm" fo:min-width="2.511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147cm" fo:min-width="14.112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12cm" fo:min-width="10.233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147cm" fo:min-width="6.612cm"/>
      <style:paragraph-properties style:writing-mode="lr-tb"/>
    </style:style>
    <style:style style:name="gr7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1.147cm" fo:min-width="3.768cm"/>
      <style:paragraph-properties style:writing-mode="lr-tb"/>
    </style:style>
    <style:style style:name="gr8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1.147cm" fo:min-width="3.029cm"/>
      <style:paragraph-properties style:writing-mode="lr-tb"/>
    </style:style>
    <style:style style:name="gr9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1.147cm" fo:min-width="2.511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objectwithoutfill">
      <style:graphic-properties svg:stroke-width="0.035cm" draw:marker-start-width="0.252cm" draw:marker-end="Arrow" draw:marker-end-width="0.352cm" svg:stroke-opacity="100%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  <style:text-properties style:font-name="Bitstream Vera Sans Mono1"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style:font-name="Bitstream Vera Sans Mono1" fo:font-size="12pt" style:font-size-asian="12pt" style:font-size-complex="12pt"/>
    </style:style>
    <style:style style:name="P7" style:family="paragraph"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8" style:family="paragraph">
      <loext:graphic-properties draw:fill="none"/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9" style:family="paragraph">
      <style:paragraph-properties fo:text-align="center" style:writing-mode="lr-tb"/>
      <style:text-properties style:font-name="Bitstream Vera Sans Mono1"/>
    </style:style>
    <style:style style:name="P10" style:family="paragraph">
      <loext:graphic-properties draw:fill="none"/>
      <style:paragraph-properties fo:text-align="center" style:writing-mode="lr-tb"/>
      <style:text-properties style:font-name="Bitstream Vera Sans Mono1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Bitstream Vera Sans Mono1" fo:font-size="12pt" style:font-size-asian="12pt" style:font-size-complex="12pt"/>
    </style:style>
    <style:style style:name="T3" style:family="text">
      <style:text-properties style:font-name="Bitstream Vera Sans Mono1" fo:font-size="15pt" style:font-size-asian="15pt" style:font-size-complex="15pt"/>
    </style:style>
    <style:style style:name="T4" style:family="text">
      <style:text-properties style:font-name="Bitstream Vera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1cm" svg:height="1.365cm" svg:x="1cm" svg:y="1cm">
          <svg:title>ENRON</svg:title>
          <text:p text:style-name="P1">ENR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12cm" svg:height="1.397cm" svg:x="1.744cm" svg:y="17.51cm">
          <svg:title>ENRON</svg:title>
          <text:p text:style-name="P1">SV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11cm" svg:height="1.365cm" svg:x="8.628cm" svg:y="1.032cm">
          <svg:title>ENRON</svg:title>
          <text:p text:style-name="P1">TRE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11cm" svg:height="1.365cm" svg:x="12.508cm" svg:y="1.032cm">
          <svg:title>ENRON</svg:title>
          <text:p text:style-name="P3"><text:span text:style-name="T1">S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4.612cm" svg:height="1.397cm" svg:x="1cm" svg:y="3.667cm">
          <text:p text:style-name="P5"><text:span text:style-name="T2">Извлечение необработанного текста </text:span></text:p>
          <text:p text:style-name="P5"><text:span text:style-name="T2">Построение массива классовых меток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0.733cm" svg:height="1.37cm" svg:x="4.879cm" svg:y="6.334cm">
          <text:p text:style-name="P7"><text:span text:style-name="T2">Обработка писем и их HTML-частей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112cm" svg:height="1.397cm" svg:x="4.879cm" svg:y="8.92cm">
          <text:p text:style-name="P5"><text:span text:style-name="T2">Разбиение на меньшие набо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4.612cm" svg:height="1.397cm" svg:x="1cm" svg:y="11.533cm">
          <text:p text:style-name="P5"><text:span text:style-name="T2">Токенизация. Удаление стоп-слов. Лемматизация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268cm" svg:height="1.397cm" svg:x="3.068cm" svg:y="13.827cm">
          <svg:title>ENRON</svg:title>
          <text:p text:style-name="P9"><text:span text:style-name="T4">TFDC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29cm" svg:height="1.397cm" svg:x="9.282cm" svg:y="13.827cm">
          <svg:title>ENRON</svg:title>
          <text:p text:style-name="P1">CHI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draw:layer="layout" svg:width="3.011cm" svg:height="1.397cm" svg:x="4.859cm" svg:y="1cm">
          <svg:title>ENRON</svg:title>
          <text:p text:style-name="P1">CEAS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11cm" svg:height="1.397cm" svg:x="6.66cm" svg:y="17.51cm">
          <svg:title>ENRON</svg:title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11cm" svg:height="1.397cm" svg:x="11.732cm" svg:y="17.51cm">
          <svg:title>ENRON</svg:title>
          <text:p text:style-name="P1">RotF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.477cm" svg:y1="2.397cm" svg:x2="2.477cm" svg:y2="3.667cm">
          <text:p/>
        </draw:line>
        <draw:line draw:style-name="gr10" draw:text-style-name="P11" draw:layer="layout" svg:x1="6.447cm" svg:y1="2.397cm" svg:x2="6.447cm" svg:y2="3.667cm">
          <text:p/>
        </draw:line>
        <draw:line draw:style-name="gr10" draw:text-style-name="P11" draw:layer="layout" svg:x1="10.011cm" svg:y1="2.397cm" svg:x2="10.011cm" svg:y2="3.667cm">
          <text:p/>
        </draw:line>
        <draw:line draw:style-name="gr10" draw:text-style-name="P11" draw:layer="layout" svg:x1="13.983cm" svg:y1="2.397cm" svg:x2="13.983cm" svg:y2="3.667cm">
          <text:p/>
        </draw:line>
        <draw:line draw:style-name="gr10" draw:text-style-name="P11" draw:layer="layout" svg:x1="6.447cm" svg:y1="5.097cm" svg:x2="6.447cm" svg:y2="6.367cm">
          <text:p/>
        </draw:line>
        <draw:line draw:style-name="gr10" draw:text-style-name="P11" draw:layer="layout" svg:x1="10.011cm" svg:y1="5.097cm" svg:x2="10.011cm" svg:y2="6.367cm">
          <text:p/>
        </draw:line>
        <draw:line draw:style-name="gr10" draw:text-style-name="P11" draw:layer="layout" svg:x1="13.983cm" svg:y1="5.097cm" svg:x2="13.983cm" svg:y2="6.367cm">
          <text:p/>
        </draw:line>
        <draw:line draw:style-name="gr10" draw:text-style-name="P11" draw:layer="layout" svg:x1="10.011cm" svg:y1="7.697cm" svg:x2="10.011cm" svg:y2="8.967cm">
          <text:p/>
        </draw:line>
        <draw:line draw:style-name="gr10" draw:text-style-name="P11" draw:layer="layout" svg:x1="6.447cm" svg:y1="7.697cm" svg:x2="6.447cm" svg:y2="8.967cm">
          <text:p/>
        </draw:line>
        <draw:line draw:style-name="gr10" draw:text-style-name="P11" draw:layer="layout" svg:x1="6.447cm" svg:y1="10.297cm" svg:x2="6.447cm" svg:y2="11.567cm">
          <text:p/>
        </draw:line>
        <draw:line draw:style-name="gr10" draw:text-style-name="P11" draw:layer="layout" svg:x1="10.011cm" svg:y1="10.297cm" svg:x2="10.011cm" svg:y2="11.567cm">
          <text:p/>
        </draw:line>
        <draw:line draw:style-name="gr10" draw:text-style-name="P11" draw:layer="layout" svg:x1="13.983cm" svg:y1="7.697cm" svg:x2="13.983cm" svg:y2="11.541cm">
          <text:p/>
        </draw:line>
        <draw:line draw:style-name="gr10" draw:text-style-name="P11" draw:layer="layout" svg:x1="2.477cm" svg:y1="5.097cm" svg:x2="2.477cm" svg:y2="11.541cm">
          <text:p/>
        </draw:line>
        <draw:line draw:style-name="gr11" draw:text-style-name="P11" draw:layer="layout" svg:x1="8.241cm" svg:y1="12.938cm" svg:x2="10.697cm" svg:y2="13.705cm">
          <text:p/>
        </draw:line>
        <draw:line draw:style-name="gr12" draw:text-style-name="P11" draw:layer="layout" svg:x1="8.268cm" svg:y1="12.938cm" svg:x2="5.914cm" svg:y2="13.709cm">
          <text:p/>
        </draw:line>
        <draw:line draw:style-name="gr10" draw:text-style-name="P11" draw:layer="layout" svg:x1="5.137cm" svg:y1="15.224cm" svg:x2="3.327cm" svg:y2="17.51cm">
          <text:p/>
        </draw:line>
        <draw:line draw:style-name="gr10" draw:text-style-name="P11" draw:layer="layout" svg:x1="5.137cm" svg:y1="15.224cm" svg:x2="8.112cm" svg:y2="17.51cm">
          <text:p/>
        </draw:line>
        <draw:line draw:style-name="gr10" draw:text-style-name="P11" draw:layer="layout" svg:x1="5.165cm" svg:y1="15.224cm" svg:x2="12.896cm" svg:y2="17.51cm">
          <text:p/>
        </draw:line>
        <draw:line draw:style-name="gr10" draw:text-style-name="P11" draw:layer="layout" svg:x1="11.085cm" svg:y1="15.224cm" svg:x2="3.585cm" svg:y2="17.51cm">
          <text:p/>
        </draw:line>
        <draw:line draw:style-name="gr10" draw:text-style-name="P11" draw:layer="layout" svg:x1="11.086cm" svg:y1="15.224cm" svg:x2="8.241cm" svg:y2="17.51cm">
          <text:p/>
        </draw:line>
        <draw:line draw:style-name="gr10" draw:text-style-name="P11" draw:layer="layout" svg:x1="11.086cm" svg:y1="15.224cm" svg:x2="13.284cm" svg:y2="17.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09:55:36.577645416</meta:creation-date>
    <dc:date>2020-12-09T12:59:46.492440698</dc:date>
    <meta:editing-duration>PT7H28M6S</meta:editing-duration>
    <meta:editing-cycles>4</meta:editing-cycles>
    <meta:generator>LibreOffice/6.4.7.2$Linux_X86_64 LibreOffice_project/40$Build-2</meta:generator>
    <meta:document-statistic meta:object-count="34"/>
  </office:meta>
</office:document-meta>
</file>